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6EB80A9C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Andale Sans UI1" svg:font-family="'Andale Sans UI'"/>
    <style:font-face style:name="StarSymbol" svg:font-family="Star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start" style:justify-single-word="false"/>
      <style:text-properties style:font-name="Arial" fo:font-weight="bold" style:font-weight-asian="bold" style:font-weight-complex="bold"/>
    </style:style>
    <style:style style:name="P2" style:family="paragraph" style:parent-style-name="Header">
      <style:text-properties style:font-name="Arial" fo:font-size="8pt" fo:font-weight="bold" style:font-size-asian="8pt" style:font-weight-asian="bold" style:font-size-complex="8pt" style:font-weight-complex="bold"/>
    </style:style>
    <style:style style:name="P3"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P4" style:family="paragraph" style:parent-style-name="Header">
      <style:paragraph-properties fo:text-align="start" style:justify-single-word="false"/>
      <style:text-properties style:font-name="Arial" fo:font-size="8pt" style:font-size-asian="8pt" style:font-size-complex="8pt"/>
    </style:style>
    <style:style style:name="P5" style:family="paragraph" style:parent-style-name="Standard">
      <style:paragraph-properties fo:text-align="start" style:justify-single-word="false"/>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Preformatted_20_Text">
      <style:paragraph-properties fo:text-align="start" style:justify-single-word="false"/>
    </style:style>
    <style:style style:name="P8" style:family="paragraph" style:parent-style-name="Preformatted_20_Text">
      <style:text-properties fo:font-size="12pt" style:font-size-asian="12pt" style:font-size-complex="12pt"/>
    </style:style>
    <style:style style:name="P9" style:family="paragraph" style:parent-style-name="Preformatted_20_Text">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Text_20_body" style:list-style-name="L1"/>
    <style:style style:name="P11" style:family="paragraph" style:parent-style-name="Text_20_body" style:list-style-name="L1">
      <style:paragraph-properties fo:margin-left="0in" fo:margin-right="0in" fo:text-indent="0in" style:auto-text-indent="false"/>
    </style:style>
    <style:style style:name="P12" style:family="paragraph" style:parent-style-name="Text_20_body" style:list-style-name="L1">
      <style:paragraph-properties fo:margin-left="0in" fo:margin-right="0in" fo:text-indent="0in" style:auto-text-indent="false"/>
    </style:style>
    <style:style style:name="P13" style:family="paragraph" style:parent-style-name="Preformatted_20_Text">
      <style:text-properties fo:font-size="12pt" style:font-size-asian="12pt" style:font-size-complex="12pt"/>
    </style:style>
    <style:style style:name="P14" style:family="paragraph" style:parent-style-name="Preformatted_20_Text">
      <style:paragraph-properties fo:text-align="center" style:justify-single-word="false"/>
      <style:text-properties fo:font-size="16pt" fo:font-weight="normal" style:font-size-asian="16pt" style:font-weight-asian="normal" style:font-size-complex="16pt" style:font-weight-complex="normal"/>
    </style:style>
    <style:style style:name="P15" style:family="paragraph" style:parent-style-name="Standard">
      <style:paragraph-properties fo:text-align="start" style:justify-single-word="false"/>
    </style:style>
    <style:style style:name="P16" style:family="paragraph" style:parent-style-name="Standard" style:list-style-name="L3">
      <style:paragraph-properties fo:text-align="start" style:justify-single-word="false"/>
    </style:style>
    <style:style style:name="P17" style:family="paragraph" style:parent-style-name="Standard" style:list-style-name="L4">
      <style:paragraph-properties fo:text-align="start" style:justify-single-word="false"/>
    </style:style>
    <style:style style:name="P1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4.1811in" text:min-label-width="0.25in"/>
        <style:text-properties style:font-name="StarSymbol"/>
      </text:list-level-style-bullet>
      <text:list-level-style-bullet text:level="2" text:style-name="Bullet_20_Symbols" style:num-suffix="." text:bullet-char="○">
        <style:list-level-properties text:space-before="4.6811in" text:min-label-width="0.25in"/>
        <style:text-properties style:font-name="StarSymbol"/>
      </text:list-level-style-bullet>
      <text:list-level-style-bullet text:level="3" text:style-name="Bullet_20_Symbols" style:num-suffix="." text:bullet-char="■">
        <style:list-level-properties text:space-before="5.1811in" text:min-label-width="0.25in"/>
        <style:text-properties style:font-name="StarSymbol"/>
      </text:list-level-style-bullet>
      <text:list-level-style-bullet text:level="4" text:style-name="Bullet_20_Symbols" style:num-suffix="." text:bullet-char="●">
        <style:list-level-properties text:space-before="5.6811in" text:min-label-width="0.25in"/>
        <style:text-properties style:font-name="StarSymbol"/>
      </text:list-level-style-bullet>
      <text:list-level-style-bullet text:level="5" text:style-name="Bullet_20_Symbols" style:num-suffix="." text:bullet-char="○">
        <style:list-level-properties text:space-before="6.1811in" text:min-label-width="0.25in"/>
        <style:text-properties style:font-name="StarSymbol"/>
      </text:list-level-style-bullet>
      <text:list-level-style-bullet text:level="6" text:style-name="Bullet_20_Symbols" style:num-suffix="." text:bullet-char="■">
        <style:list-level-properties text:space-before="6.6811in" text:min-label-width="0.25in"/>
        <style:text-properties style:font-name="StarSymbol"/>
      </text:list-level-style-bullet>
      <text:list-level-style-bullet text:level="7" text:style-name="Bullet_20_Symbols" style:num-suffix="." text:bullet-char="●">
        <style:list-level-properties text:space-before="7.1811in" text:min-label-width="0.25in"/>
        <style:text-properties style:font-name="StarSymbol"/>
      </text:list-level-style-bullet>
      <text:list-level-style-bullet text:level="8" text:style-name="Bullet_20_Symbols" style:num-suffix="." text:bullet-char="○">
        <style:list-level-properties text:space-before="7.6811in" text:min-label-width="0.25in"/>
        <style:text-properties style:font-name="StarSymbol"/>
      </text:list-level-style-bullet>
      <text:list-level-style-bullet text:level="9" text:style-name="Bullet_20_Symbols" style:num-suffix="." text:bullet-char="■">
        <style:list-level-properties text:space-before="8.1811in" text:min-label-width="0.25in"/>
        <style:text-properties style:font-name="StarSymbol"/>
      </text:list-level-style-bullet>
      <text:list-level-style-bullet text:level="10" text:style-name="Bullet_20_Symbols" style:num-suffix="." text:bullet-char="●">
        <style:list-level-properties text:space-before="8.6811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riedemann Solms</text:p>
      <text:p text:style-name="P8"><text:tab/><text:tab/><text:tab/><text:tab/><text:tab/><text:tab/><text:tab/><text:tab/><text:tab/>14 Kafue Str</text:p>
      <text:p text:style-name="P8"><text:tab/><text:tab/><text:tab/><text:tab/><text:tab/><text:tab/><text:tab/><text:tab/><text:tab/>Emmarentia</text:p>
      <text:p text:style-name="P8"><text:tab/><text:tab/><text:tab/><text:tab/><text:tab/><text:tab/><text:tab/><text:tab/><text:tab/>2195</text:p>
      <text:p text:style-name="P8"/>
      <text:p text:style-name="P8"><text:tab/><text:tab/><text:tab/><text:tab/><text:tab/><text:tab/><text:tab/><text:tab/><text:tab/>ID: 631017 5157 087</text:p>
      <text:p text:style-name="P8"/>
      <text:p text:style-name="P8">The editor</text:p>
      <text:p text:style-name="P8">Knowledge Based Systems</text:p>
      <text:p text:style-name="P8"/>
      <text:p text:style-name="P8">14 July 2008</text:p>
      <text:p text:style-name="P7"><text:s text:c="6"/></text:p>
      <text:p text:style-name="P5"/>
      <text:p text:style-name="P14">Submission of revised manuscript: KNOSYS-D-08-00099R1</text:p>
      <text:p text:style-name="P9"/>
      <text:p text:style-name="P5"/>
      <text:p text:style-name="P5">Thank you for providing us the opportunity to revise the above manuscript. The following is a summary of the referee comments and a description of how they have been addressed in the revision:</text:p>
      <text:p text:style-name="P5"/>
      <text:h text:style-name="Heading_20_3" text:outline-level="3">Referee 1:</text:h>
      <text:list text:style-name="L1">
        <text:list-item>
          <text:p text:style-name="P10">Support with real-life experiences.</text:p>
          <text:list>
            <text:list-item>
              <text:p text:style-name="P10">Addressed in a new subsection entitled "Real-life experiences with URDAD"</text:p>
            </text:list-item>
          </text:list>
        </text:list-item>
        <text:list-item>
          <text:p text:style-name="P11">Discuss differences between URDAD &amp; stepwise refinement.</text:p>
          <text:list>
            <text:list-item>
              <text:p text:style-name="P11">Added "Analysis and design methodologies" sub-section of introduction to address this.</text:p>
            </text:list-item>
          </text:list>
        </text:list-item>
        <text:list-item>
          <text:p text:style-name="P11">How are levels of granularity fixed in practice?</text:p>
          <text:list>
            <text:list-item>
              <text:p text:style-name="P11">The second and third paragraph of the section titled "The analysis phase of URDAD" has been rewritten to address this. The concepts are further enforced at the start of the analysis section of the example.</text:p>
            </text:list-item>
          </text:list>
        </text:list-item>
        <text:list-item>
          <text:p text:style-name="P11">Major: Review related MDA work, refinement processes, design &amp; developments processes.</text:p>
          <text:list>
            <text:list-item>
              <text:p text:style-name="P11">Partially addressed by additions to the "MDA-based development methodologies" subsection of introduction.</text:p>
            </text:list-item>
          </text:list>
        </text:list-item>
        <text:list-item>
          <text:p text:style-name="P11">Include transformation viewpoint: process may configure &amp; control set of transformation tasks.</text:p>
          <text:list>
            <text:list-item>
              <text:p text:style-name="P11">Discussed in new “Model transformations” section. Also partially alluded to in "Analysis and design methodologies" sub-section of introduction.</text:p>
            </text:list-item>
          </text:list>
        </text:list-item>
        <text:list-item>
          <text:p text:style-name="P11">What about intermediate PIMs (human comprehensible, ...)</text:p>
          <text:list>
            <text:list-item>
              <text:p text:style-name="P11">We don't envisage intermediate PIMs. Humans should preferably have to deal with only a single set of artifacts. We would, however, see the benefit of multiple levels of PSMs at times. The fact that mappings typically involve a series of intermediate PSMs is alluded to in the added section on model transformations.</text:p>
            </text:list-item>
          </text:list>
        </text:list-item>
        <text:list-item>
          <text:p text:style-name="P11"><text:soft-page-break/>Larger figures.</text:p>
          <text:list>
            <text:list-item>
              <text:p text:style-name="P11">Done and can also be addressed during type-setting.</text:p>
            </text:list-item>
          </text:list>
        </text:list-item>
        <text:list-item>
          <text:p text:style-name="P11">Last section before chapter 5 is unclear.</text:p>
          <text:list>
            <text:list-item>
              <text:p text:style-name="P11">Has been rewritten.</text:p>
            </text:list-item>
          </text:list>
        </text:list-item>
        <text:list-item>
          <text:p text:style-name="P11">Footnote on p17 too stand-alone</text:p>
          <text:list>
            <text:list-item>
              <text:p text:style-name="P11">The footnote has been replaced by an in-text paragraph and the content has been re-formulated in a more understandable way.</text:p>
            </text:list-item>
          </text:list>
        </text:list-item>
      </text:list>
      <text:h text:style-name="Heading_20_3" text:outline-level="3">Referee 2:</text:h>
      <text:list text:style-name="L3">
        <text:list-item>
          <text:p text:style-name="P16">Discuss case studies.</text:p>
          <text:list>
            <text:list-item>
              <text:p text:style-name="P16">Referred to in the new subsection entitled "Real-life experiences with URDAD"</text:p>
            </text:list-item>
          </text:list>
        </text:list-item>
        <text:list-item>
          <text:p text:style-name="P16">Illustration figures used at SOMET'07 omitted – why?</text:p>
          <text:list>
            <text:list-item>
              <text:p text:style-name="P16">Didn't want to duplicate paper. Have, however, added the figure for a typical model-driven development process and for the collaboration context.</text:p>
            </text:list-item>
          </text:list>
        </text:list-item>
        <text:list-item>
          <text:p text:style-name="P16">Integrate issues mentioned in SOMET'07 to complete paper.</text:p>
          <text:list>
            <text:list-item>
              <text:p text:style-name="P16">Have done so.</text:p>
            </text:list-item>
          </text:list>
        </text:list-item>
        <text:list-item>
          <text:p text:style-name="P16">Show integration betw business process design, IT, project performance, business performance with reference to vendor-independent, business management knowledge base. </text:p>
          <text:list>
            <text:list-item>
              <text:p text:style-name="P16">This concern has not been dealt with in depth - it is partially alluded to in the added section titled “MDA-based development methodologies".</text:p>
            </text:list-item>
          </text:list>
        </text:list-item>
        <text:list-item>
          <text:p text:style-name="P16">What is good process design from different points of view (PM, management, user, implementor, ...)?</text:p>
          <text:list>
            <text:list-item>
              <text:p text:style-name="P16">This issue has been addressed by additions to the last paragraph of the section titled "Design quality drivers".</text:p>
            </text:list-item>
          </text:list>
        </text:list-item>
        <text:list-item>
          <text:p text:style-name="P16">Compare more to existing approaches.</text:p>
          <text:list>
            <text:list-item>
              <text:p text:style-name="P16">Addressed by additions to the "Analysis and design methodologies" sub-section of introduction.</text:p>
            </text:list-item>
          </text:list>
        </text:list-item>
        <text:list-item>
          <text:p text:style-name="P16">Transition across levels of granularity discussed in too abstract terms.</text:p>
          <text:list>
            <text:list-item>
              <text:p text:style-name="P16">This entire section has been rewritten in less abstract terms.</text:p>
            </text:list-item>
          </text:list>
        </text:list-item>
        <text:list-item>
          <text:p text:style-name="P16">how to ensure compatibility between outputs of technology neutral BP design &amp; implementation?</text:p>
          <text:list>
            <text:list-item>
              <text:p text:style-name="P16">Partially discussed in the URDAD meta-model as mentioned in model transformations section.</text:p>
            </text:list-item>
          </text:list>
        </text:list-item>
        <text:list-item>
          <text:p text:style-name="P16">Business processes need to be employed in environment ensuring certain qualities. How is this addressed?</text:p>
          <text:list>
            <text:list-item>
              <text:p text:style-name="P16">Discussed in a new section titled "Quality of service". Also, needs/requirements for this has been mentioned in inputs for implementation mappings.</text:p>
            </text:list-item>
          </text:list>
        </text:list-item>
        <text:list-item>
          <text:p text:style-name="P16">How is minimal structure achieved?</text:p>
          <text:list>
            <text:list-item>
              <text:p text:style-name="P16">Explained in the last paragraph added to the section titled "The design phase of URDAD".</text:p>
            </text:list-item>
          </text:list>
        </text:list-item>
        <text:list-item>
          <text:p text:style-name="P16">Need repository to trace across levels of granularity?</text:p>
          <text:list>
            <text:list-item>
              <text:p text:style-name="P16">Added a sub-section to the Methodologies section titled "Navigating the PIM".</text:p>
            </text:list-item>
          </text:list>
        </text:list-item>
        <text:list-item>
          <text:p text:style-name="P16">How to discover appropriate domains of responsibility? How to ensure no overlaps?</text:p>
          <text:list>
            <text:list-item>
              <text:p text:style-name="P16">Rewrote first paragraph of "The design phase of URDAD" to explain this better.</text:p>
            </text:list-item>
          </text:list>
        </text:list-item>
        <text:list-item>
          <text:p text:style-name="P16">Justify usage of diagrams. Why minimal, complete set and why in that order? Why not other diagrams like component/composite structure diagrams for system structure, ...</text:p>
          <text:list>
            <text:list-item>
              <text:p text:style-name="P16">Added a subsection entitled "Choice of UML diagrams" to the modeling languages section.</text:p>
            </text:list-item>
          </text:list>
        </text:list-item>
        <text:list-item>
          <text:p text:style-name="P16">Not all figures referred to in paper (e.g. figure 8)</text:p>
          <text:list>
            <text:list-item>
              <text:p text:style-name="P16"><text:soft-page-break/>Fixed.</text:p>
            </text:list-item>
          </text:list>
        </text:list-item>
        <text:list-item>
          <text:p text:style-name="P16">Include how to evaluate URDAD based design.</text:p>
          <text:list>
            <text:list-item>
              <text:p text:style-name="P16">Adressed in new section "Evaluating URDAD based design"</text:p>
              <text:p text:style-name="P16"/>
            </text:list-item>
          </text:list>
        </text:list-item>
      </text:list>
      <text:h text:style-name="Heading_20_3" text:outline-level="3">Referee 3:</text:h>
      <text:list text:style-name="L4">
        <text:list-item>
          <text:p text:style-name="P17">How to guarantee technology mapping automation?</text:p>
          <text:list>
            <text:list-item>
              <text:p text:style-name="P17">Partially addressed by the new model transformations section.</text:p>
            </text:list-item>
          </text:list>
        </text:list-item>
        <text:list-item>
          <text:p text:style-name="P17">Clearer statement of original contribution of this work.</text:p>
          <text:list>
            <text:list-item>
              <text:p text:style-name="P17">Added "Analysis and design methodologies" sub-section of introduction to address this.</text:p>
            </text:list-item>
          </text:list>
        </text:list-item>
        <text:list-item>
          <text:p text:style-name="P17">Shorten figure captions</text:p>
          <text:list>
            <text:list-item>
              <text:p text:style-name="P17">Done.</text:p>
            </text:list-item>
          </text:list>
        </text:list-item>
        <text:list-item>
          <text:p text:style-name="P17">Check typo/language comments (many)</text:p>
          <text:list>
            <text:list-item>
              <text:p text:style-name="P17">Done.</text:p>
            </text:list-item>
          </text:list>
        </text:list-item>
      </text:list>
      <text:p text:style-name="P5"/>
      <text:p text:style-name="P5"/>
      <text:p text:style-name="P5"/>
      <text:p text:style-name="P5"/>
      <text:p text:style-name="P5">Dr. Fritz (Friedemann) Solm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Andale Sans UI1" svg:font-family="'Andale Sans UI'"/>
    <style:font-face style:name="StarSymbol" svg:font-family="Star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Andale Sans UI"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Andale Sans UI" style:font-size-complex="14pt"/>
    </style:style>
    <style:style style:name="List" style:family="paragraph" style:parent-style-name="Text_20_body" style:class="list">
      <style:text-properties style:font-name-complex="Andale Sans U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ndale Sans UI1" style:font-size-complex="12pt" style:font-style-complex="italic"/>
    </style:style>
    <style:style style:name="Index" style:family="paragraph" style:parent-style-name="Standard" style:class="index">
      <style:paragraph-properties text:number-lines="false" text:line-number="0"/>
      <style:text-properties style:font-name-complex="Andale Sans UI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start" style:justify-single-word="false"/>
      <style:text-properties style:font-name="Arial" fo:font-weight="bold" style:font-weight-asian="bold" style:font-weight-complex="bold"/>
    </style:style>
    <style:style style:name="P2" style:family="paragraph" style:parent-style-name="Header">
      <style:text-properties style:font-name="Arial" fo:font-size="8pt" fo:font-weight="bold" style:font-size-asian="8pt" style:font-weight-asian="bold" style:font-size-complex="8pt" style:font-weight-complex="bold"/>
    </style:style>
    <style:style style:name="P3" style:family="paragraph" style:parent-style-name="Header">
      <style:paragraph-properties fo:text-align="start" style:justify-single-word="false"/>
      <style:text-properties style:font-name="Arial" fo:font-size="8pt" style:font-size-asian="8pt" style:font-size-complex="8pt"/>
    </style:style>
    <style:style style:name="P4"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P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1.2in" fo:margin-left="0in" fo:margin-right="0in" fo:margin-bottom="0.3in" style:dynamic-spacing="false"/>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next-style-name="First_20_Page">
      <style:header>
        <text:p text:style-name="P1"><draw:frame draw:style-name="fr1" draw:name="graphics1" text:anchor-type="paragraph" svg:x="0.0228in" svg:y="0.0055in" svg:width="1.9193in" svg:height="0.9161in" draw:z-index="1"><draw:image xlink:href="Pictures/10000000000000E10000006EB80A9CD0.jpg" xlink:type="simple" xlink:show="embed" xlink:actuate="onLoad"/></draw:frame> <text:s text:c="14"/>Solms Training &amp; Consulting CC</text:p>
        <text:p text:style-name="P2"/>
        <text:p text:style-name="P3"><text:span text:style-name="T1"><text:s text:c="22"/>Physical: <text:s text:c="2"/></text:span>113 Barry Hertzog Ave, Emmarentia, Johannesburg, South Africa</text:p>
        <text:p text:style-name="P3"><text:span text:style-name="T1"><text:s text:c="22"/>Postal: <text:s text:c="6"/></text:span>PostNet Suite 237, Private Bag X9, Melville, 2109, South Africa</text:p>
        <text:p text:style-name="P3"><text:span text:style-name="T1"><text:s text:c="22"/>Phone:</text:span> <text:s text:c="6"/>+27 11 646 6459 <text:s text:c="9"/><text:span text:style-name="T1">Fax:</text:span> +27 11 646 5868</text:p>
        <text:p text:style-name="P4"><draw:line text:anchor-type="paragraph" draw:z-index="3" draw:style-name="gr1" draw:text-style-name="P5" svg:x1="-0.0256in" svg:y1="0.3035in" svg:x2="6.6827in" svg:y2="0.3035in"><text:p/></draw:line> <text:s text:c="21"/>Web: <text:s text:c="10"/><text:span text:style-name="T2">www.solms.co.za</text:span></text:p>
      </style:head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01T22:10:22</meta:creation-date>
    <dc:creator>Fritz Solms</dc:creator>
    <dc:date>2008-07-14T18:46:46</dc:date>
    <meta:printed-by>Fritz Solms</meta:printed-by>
    <meta:print-date>2008-06-25T09:45:54</meta:print-date>
    <dc:language>en-US</dc:language>
    <meta:editing-cycles>17</meta:editing-cycles>
    <meta:editing-duration>P1DT5H19M19S</meta:editing-duration>
    <meta:user-defined meta:name="Info 1"/>
    <meta:user-defined meta:name="Info 2"/>
    <meta:user-defined meta:name="Info 3"/>
    <meta:user-defined meta:name="Info 4"/>
    <meta:document-statistic meta:table-count="0" meta:image-count="1" meta:object-count="0" meta:page-count="3" meta:paragraph-count="76" meta:word-count="748" meta:character-count="5127"/>
  </office:meta>
</office:document-meta>
</file>